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StringWriter.write( String str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write( char [ ] c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g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wri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FastStringWriter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wri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FastStrin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ring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stString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